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e60a" officeooo:paragraph-rsid="0005e60a"/>
    </style:style>
    <style:style style:name="P2" style:family="paragraph" style:parent-style-name="Standard">
      <style:text-properties officeooo:rsid="00076e14" officeooo:paragraph-rsid="00076e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en pursuit from gianluigi beuzard – 20141228 11:45</text:p>
      <text:p text:style-name="P1"/>
      <text:p text:style-name="P2">Tous les voyants etaient au vert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23:42:23.924028689</meta:creation-date>
    <dc:date>2014-12-28T23:48:59.495512824</dc:date>
    <meta:editing-duration>P0D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1" meta:paragraph-count="2" meta:word-count="13" meta:character-count="87" meta:non-whitespace-character-count="75"/>
  </office:meta>
</office:document-meta>
</file>